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9.102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389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4.77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/>
          <table:table-cell table:style-name="ce1" office:value-type="string">
            <text:p>SOFTWARE</text:p>
          </table:table-cell>
          <table:table-cell table:style-name="ce1" office:value-type="string">
            <text:p>SENCILLEZ</text:p>
          </table:table-cell>
          <table:table-cell table:style-name="ce1" office:value-type="string">
            <text:p>MODELADO_COMPLEJO</text:p>
          </table:table-cell>
          <table:table-cell table:style-name="ce1" office:value-type="string">
            <text:p>INTEROPERABILIDAD</text:p>
          </table:table-cell>
          <table:table-cell table:style-name="ce1" office:value-type="string">
            <text:p>FLEXIBILIDAD_SOFTWARE</text:p>
          </table:table-cell>
          <table:table-cell table:style-name="ce1" office:value-type="string">
            <text:p>EDITABILIDAD_SOFTWARE</text:p>
          </table:table-cell>
          <table:table-cell table:style-name="ce1" office:value-type="string">
            <text:p>EDITABILIDAD_BIM</text:p>
          </table:table-cell>
          <table:table-cell table:style-name="ce1" office:value-type="string">
            <text:p>COMUNIDAD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5MSA FineHVAC + FineLIFT + FineELEC + FineSANI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">
            <text:p>1,5</text:p>
          </table:table-cell>
          <table:table-cell office:value-type="string">
            <text:p>5MSA Strad and Steel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AutoCAD civil 4D</text:p>
          </table:table-cell>
          <table:table-cell table:style-name="ce2" office:value-type="float" office:value="5">
            <text:p>5</text:p>
          </table:table-cell>
          <table:table-cell table:number-columns-repeated="4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Autodesk Naviswork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Autodesk Robot Structural Analysis</text:p>
          </table:table-cell>
          <table:table-cell table:style-name="ce2" office:value-type="float" office:value="4">
            <text:p>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Bentley ConstrucSi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Bentley Hevacomp Mechanical designer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Bentley RAM, STAAD and ProStee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Bentley Structural Modele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string">
            <text:p>BIM 460 Field (Autodesk)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1.5">
            <text:p>1,5</text:p>
          </table:table-cell>
          <table:table-cell office:value-type="string">
            <text:p>CADMEP (CADduct / CADmech)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,51,5</text:p>
          </table:table-cell>
          <table:table-cell table:style-name="Default" office:value-type="string">
            <text:p>CATIA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1.53">
            <text:p>1,53</text:p>
          </table:table-cell>
          <table:table-cell office:value-type="string">
            <text:p>CypeCAD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float" office:value="1.54">
            <text:p>1,54</text:p>
          </table:table-cell>
          <table:table-cell office:value-type="string">
            <text:p>Glue (by Horizontal Systems)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5">
            <text:p>1,55</text:p>
          </table:table-cell>
          <table:table-cell office:value-type="string">
            <text:p>Graytec Advance design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">
            <text:p>1,5</text:p>
          </table:table-cell>
          <table:table-cell office:value-type="string">
            <text:p>Infrawork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1.56">
            <text:p>1,56</text:p>
          </table:table-cell>
          <table:table-cell office:value-type="string">
            <text:p>InNOvaya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7">
            <text:p>1,57</text:p>
          </table:table-cell>
          <table:table-cell office:value-type="string">
            <text:p>Keynetix</text:p>
          </table:table-cell>
          <table:table-cell table:style-name="ce2" office:value-type="float" office:value="1.5">
            <text:p>1,5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8">
            <text:p>1,58</text:p>
          </table:table-cell>
          <table:table-cell office:value-type="string">
            <text:p>Nemetschek Scia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.59">
            <text:p>1,59</text:p>
          </table:table-cell>
          <table:table-cell office:value-type="string">
            <text:p>Primtech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string">
            <text:p>RhiNOBIM (BETA)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float" office:value="31.5">
            <text:p>31,5</text:p>
          </table:table-cell>
          <table:table-cell office:value-type="string">
            <text:p>Solibri Model Checker</text:p>
          </table:table-cell>
          <table:table-cell table:style-name="ce2" office:value-type="float" office:value="5">
            <text:p>5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StructureSoft Metal Wood Framer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Synchro Profession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.5">
            <text:p>2,5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string">
            <text:p>Tekla BIMSigh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string">
            <text:p>Tekla Structures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string">
            <text:p>Vela Field BIM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Vico Office Suite</text:p>
          </table:table-cell>
          <table:table-cell table:style-name="ce2" office:value-type="float" office:value="4">
            <text:p>4</text:p>
          </table:table-cell>
          <table:table-cell table:number-columns-repeated="6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string">
            <text:p>AECOsim Energy Simulato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string">
            <text:p>Autodesk Green Building Studi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41.5">
            <text:p>41,5</text:p>
          </table:table-cell>
          <table:table-cell office:value-type="string">
            <text:p>Autodesk Revit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43">
            <text:p>43</text:p>
          </table:table-cell>
          <table:table-cell office:value-type="string">
            <text:p>Bentley Architectur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string">
            <text:p>Bentley Facilities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string">
            <text:p>Bentley Hevacomp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string">
            <text:p>DesignBuilde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string">
            <text:p>EcoDomus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Default" office:value-type="string">
            <text:p>Edificu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string">
            <text:p>FM:Systems FM:Interact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string">
            <text:p>Graphisoft ArchiCAD</text:p>
          </table:table-cell>
          <table:table-cell table:number-columns-repeated="3"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string">
            <text:p>Graphisoft Ecodesigne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51.5">
            <text:p>51,5</text:p>
          </table:table-cell>
          <table:table-cell office:value-type="string">
            <text:p>IES Solutions Virtual Environment VE-Pro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.5">
            <text:p>1,5</text:p>
          </table:table-cell>
          <table:table-cell table:number-columns-repeated="1015"/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string">
            <text:p>Nemetschek Allplan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string">
            <text:p>Nemetschek Vectorworks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.5">
            <text:p>1,5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numa System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ntocon ArchiFM (For ArchiCAD)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13/03/2018</text:date>, <text:time>10:34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0:34:56.94</dc:date>
    <dc:creator>j hg</dc:creator>
    <meta:generator>OpenOffice/4.1.1$Win32 OpenOffice.org_project/411m6$Build-9775</meta:generator>
    <meta:editing-duration>PT23M5S</meta:editing-duration>
    <meta:editing-cycles>3</meta:editing-cycles>
    <meta:document-statistic meta:table-count="1" meta:cell-count="411" meta:object-count="0"/>
  </office:meta>
</office:document-meta>
</file>